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lliBean.setMyStrings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ReadOnlyMap.TypedReadOnlyMap( Map &lt; ? extends String , ? extends TestBean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setterDoesNotCall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lli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WrapperTests.incompletelyQuotedKeyLeadsToPropert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apperTests.checkNotWritablePropertyHoldPossib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apperTests.getterSilentlyFailWithOldValueExt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Tests.getAlias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notWritablePropertyExceptionContainsAlternativeMatch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Resourc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erOverload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ReadOnlyMapClient.setMap( TypedReadOnly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lliBean.setMy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WrapperTests.notWritablePropertyExceptionContainsAlternative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rapperTests.setAliase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ReadOnlyMap.TypedReadOnl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TypeMismatch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lliBean.setMyString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terWithOptional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lliBean.setMy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eResource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erOverload.setObject( Integer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createAccessor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replaceWrapp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terOverload.set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setReadOnlyMap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apperTests.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Getter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setValidAndInvalidPropertyValuesShouldContainException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WrapperTests.getPropertyWith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tterBean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apperTests.aliasedSetterThroughDefaul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tterWithOptional.setObject( TestBean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TypeMismatch.set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Tests.setterOver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Tests.setProperty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Tests.getPropertyWithOptionalAnd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